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3399ff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9900ff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3333ff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3333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9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8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Bahnschrift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color="#ffffff" fo:font-family="Bahnschrift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P4" style:family="paragraph">
      <style:text-properties fo:color="#000000" fo:font-family="Bahnschrif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fo:font-family="Bahnschrift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family="Bahnschrift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T3" style:family="text">
      <style:text-properties fo:color="#000000" fo:font-family="Bahnschrift" style:font-family-generic="swiss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6cm" svg:height="2.427cm" svg:x="7.979cm" svg:y="1.508cm">
          <text:p text:style-name="P1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" draw:text-style-name="P2" xml:id="id2" draw:id="id2" draw:layer="layout" svg:width="1.447cm" svg:height="1.386cm" svg:x="2.994cm" svg:y="8.43cm">
          <text:p text:style-name="P1"><text:span text:style-name="T1">B1</text:span></text:p>
        </draw:rect>
        <draw:rect draw:style-name="gr2" draw:text-style-name="P2" xml:id="id3" draw:id="id3" draw:layer="layout" svg:width="1.447cm" svg:height="1.386cm" svg:x="6.373cm" svg:y="8.455cm">
          <text:p text:style-name="P1"><text:span text:style-name="T1">B2</text:span></text:p>
        </draw:rect>
        <draw:rect draw:style-name="gr2" draw:text-style-name="P2" xml:id="id4" draw:id="id4" draw:layer="layout" svg:width="1.447cm" svg:height="1.386cm" svg:x="10.808cm" svg:y="8.455cm">
          <text:p text:style-name="P1"><text:span text:style-name="T1">B3</text:span></text:p>
        </draw:rect>
        <draw:rect draw:style-name="gr2" draw:text-style-name="P2" xml:id="id5" draw:id="id5" draw:layer="layout" svg:width="1.447cm" svg:height="1.386cm" svg:x="14.322cm" svg:y="8.455cm">
          <text:p text:style-name="P1"><text:span text:style-name="T1">B4</text:span></text:p>
        </draw:rect>
        <draw:connector draw:style-name="gr3" draw:text-style-name="P1" draw:layer="layout" svg:x1="9.259cm" svg:y1="3.935cm" svg:x2="3.717cm" svg:y2="8.43cm" draw:start-shape="id1" draw:start-glue-point="2" draw:end-shape="id2" draw:end-glue-point="0" svg:d="M9259 3935v2247h-5542v2248">
          <text:p/>
        </draw:connector>
        <draw:connector draw:style-name="gr3" draw:text-style-name="P1" draw:layer="layout" svg:x1="9.259cm" svg:y1="3.935cm" svg:x2="7.096cm" svg:y2="8.455cm" draw:start-shape="id1" draw:start-glue-point="2" draw:end-shape="id3" draw:end-glue-point="0" svg:d="M9259 3935v2260h-2163v2260">
          <text:p/>
        </draw:connector>
        <draw:connector draw:style-name="gr3" draw:text-style-name="P1" draw:layer="layout" svg:x1="9.259cm" svg:y1="3.935cm" svg:x2="11.531cm" svg:y2="8.455cm" draw:start-shape="id1" draw:start-glue-point="2" draw:end-shape="id4" draw:end-glue-point="0" svg:d="M9259 3935v2260h2272v2260">
          <text:p/>
        </draw:connector>
        <draw:connector draw:style-name="gr3" draw:text-style-name="P1" draw:layer="layout" svg:x1="9.259cm" svg:y1="3.935cm" svg:x2="15.045cm" svg:y2="8.455cm" draw:start-shape="id1" draw:start-glue-point="2" draw:end-shape="id5" draw:end-glue-point="0" svg:d="M9259 3935v2260h5786v2260">
          <text:p/>
        </draw:connector>
        <draw:rect draw:style-name="gr4" draw:text-style-name="P2" draw:layer="layout" svg:width="1.447cm" svg:height="0.693cm" svg:x="1.635cm" svg:y="7.33cm">
          <text:p text:style-name="P1"><text:span text:style-name="T1">K</text:span></text:p>
        </draw:rect>
        <draw:rect draw:style-name="gr4" draw:text-style-name="P2" draw:layer="layout" svg:width="1.446cm" svg:height="0.693cm" svg:x="4.966cm" svg:y="7.33cm">
          <text:p text:style-name="P1"><text:span text:style-name="T1">K</text:span></text:p>
        </draw:rect>
        <draw:rect draw:style-name="gr4" draw:text-style-name="P2" draw:layer="layout" svg:width="1.446cm" svg:height="0.693cm" svg:x="9.436cm" svg:y="7.33cm">
          <text:p text:style-name="P1"><text:span text:style-name="T1">K</text:span></text:p>
        </draw:rect>
        <draw:rect draw:style-name="gr4" draw:text-style-name="P2" draw:layer="layout" svg:width="1.305cm" svg:height="0.693cm" svg:x="13.03cm" svg:y="7.33cm">
          <text:p text:style-name="P1"><text:span text:style-name="T1">K</text:span></text:p>
        </draw:rect>
        <draw:frame draw:style-name="gr5" draw:layer="layout" svg:width="0.502cm" svg:height="1.204cm" svg:x="29.067cm" svg:y="13.7cm">
          <draw:text-box>
            <text:p/>
          </draw:text-box>
        </draw:frame>
        <draw:rect draw:style-name="gr6" draw:text-style-name="P2" draw:layer="layout" svg:width="1.447cm" svg:height="1.387cm" svg:x="2.294cm" svg:y="12.714cm">
          <text:p text:style-name="P1"><text:span text:style-name="T1">B1</text:span></text:p>
        </draw:rect>
        <draw:rect draw:style-name="gr4" draw:text-style-name="P3" draw:layer="layout" svg:width="0.703cm" svg:height="1.387cm" svg:x="3.785cm" svg:y="12.714cm">
          <text:p text:style-name="P1"><text:span text:style-name="T2">K1</text:span></text:p>
        </draw:rect>
        <draw:rect draw:style-name="gr6" draw:text-style-name="P2" draw:layer="layout" svg:width="1.447cm" svg:height="1.387cm" svg:x="6.062cm" svg:y="12.714cm">
          <text:p text:style-name="P1"><text:span text:style-name="T1">B2</text:span></text:p>
        </draw:rect>
        <draw:rect draw:style-name="gr4" draw:text-style-name="P3" draw:layer="layout" svg:width="0.704cm" svg:height="1.387cm" svg:x="7.553cm" svg:y="12.714cm">
          <text:p text:style-name="P1"><text:span text:style-name="T2">K2</text:span></text:p>
        </draw:rect>
        <draw:rect draw:style-name="gr6" draw:text-style-name="P2" draw:layer="layout" svg:width="1.447cm" svg:height="1.387cm" svg:x="10.531cm" svg:y="12.714cm">
          <text:p text:style-name="P1"><text:span text:style-name="T1">B3</text:span></text:p>
        </draw:rect>
        <draw:rect draw:style-name="gr4" draw:text-style-name="P3" draw:layer="layout" svg:width="0.704cm" svg:height="1.387cm" svg:x="12.022cm" svg:y="12.714cm">
          <text:p text:style-name="P1"><text:span text:style-name="T2">K3</text:span></text:p>
        </draw:rect>
        <draw:rect draw:style-name="gr6" draw:text-style-name="P2" draw:layer="layout" svg:width="1.447cm" svg:height="1.387cm" svg:x="14.124cm" svg:y="12.714cm">
          <text:p text:style-name="P1"><text:span text:style-name="T1">B4</text:span></text:p>
        </draw:rect>
        <draw:rect draw:style-name="gr4" draw:text-style-name="P3" draw:layer="layout" svg:width="0.704cm" svg:height="1.387cm" svg:x="15.615cm" svg:y="12.714cm">
          <text:p text:style-name="P1"><text:span text:style-name="T2">K4</text:span></text:p>
        </draw:rect>
        <draw:line draw:style-name="gr3" draw:text-style-name="P1" draw:layer="layout" svg:x1="3.667cm" svg:y1="9.808cm" svg:x2="3.667cm" svg:y2="12.684cm">
          <text:p/>
        </draw:line>
        <draw:rect draw:style-name="gr7" draw:text-style-name="P1" draw:layer="layout" svg:width="2.448cm" svg:height="1.501cm" svg:x="2.216cm" svg:y="17.041cm">
          <text:p/>
        </draw:rect>
        <draw:custom-shape draw:style-name="gr8" draw:text-style-name="P1" draw:layer="layout" svg:width="0.556cm" svg:height="0.578cm" svg:x="2.438cm" svg:y="17.155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6cm" svg:height="0.578cm" svg:x="3.139cm" svg:y="17.155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7cm" svg:height="0.578cm" svg:x="3.839cm" svg:y="17.155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6cm" svg:height="0.577cm" svg:x="2.438cm" svg:y="17.79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6cm" svg:height="0.577cm" svg:x="3.139cm" svg:y="17.79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7cm" svg:height="0.577cm" svg:x="3.839cm" svg:y="17.79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rect draw:style-name="gr7" draw:text-style-name="P1" draw:layer="layout" svg:width="2.448cm" svg:height="1.502cm" svg:x="5.896cm" svg:y="17.041cm">
          <text:p/>
        </draw:rect>
        <draw:custom-shape draw:style-name="gr8" draw:text-style-name="P1" draw:layer="layout" svg:width="0.557cm" svg:height="0.578cm" svg:x="6.118cm" svg:y="17.156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7cm" svg:height="0.578cm" svg:x="6.819cm" svg:y="17.156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7cm" svg:height="0.578cm" svg:x="7.52cm" svg:y="17.156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7cm" svg:height="0.578cm" svg:x="6.118cm" svg:y="17.79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7cm" svg:height="0.578cm" svg:x="6.819cm" svg:y="17.79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7cm" svg:height="0.578cm" svg:x="7.52cm" svg:y="17.79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rect draw:style-name="gr7" draw:text-style-name="P1" draw:layer="layout" svg:width="2.448cm" svg:height="1.502cm" svg:x="10.453cm" svg:y="17.041cm">
          <text:p/>
        </draw:rect>
        <draw:custom-shape draw:style-name="gr8" draw:text-style-name="P1" draw:layer="layout" svg:width="0.555cm" svg:height="0.578cm" svg:x="10.676cm" svg:y="17.156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6cm" svg:height="0.578cm" svg:x="11.377cm" svg:y="17.156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6cm" svg:height="0.578cm" svg:x="12.078cm" svg:y="17.156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5cm" svg:height="0.578cm" svg:x="10.676cm" svg:y="17.79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6cm" svg:height="0.578cm" svg:x="11.377cm" svg:y="17.79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6cm" svg:height="0.578cm" svg:x="12.078cm" svg:y="17.79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rect draw:style-name="gr7" draw:text-style-name="P1" draw:layer="layout" svg:width="2.448cm" svg:height="1.502cm" svg:x="14.046cm" svg:y="17.041cm">
          <text:p/>
        </draw:rect>
        <draw:custom-shape draw:style-name="gr8" draw:text-style-name="P1" draw:layer="layout" svg:width="0.556cm" svg:height="0.578cm" svg:x="14.268cm" svg:y="17.156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5cm" svg:height="0.578cm" svg:x="14.97cm" svg:y="17.156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6cm" svg:height="0.578cm" svg:x="15.671cm" svg:y="17.156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6cm" svg:height="0.578cm" svg:x="14.268cm" svg:y="17.79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5cm" svg:height="0.578cm" svg:x="14.97cm" svg:y="17.79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1" draw:layer="layout" svg:width="0.556cm" svg:height="0.578cm" svg:x="15.671cm" svg:y="17.79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3" draw:text-style-name="P1" draw:layer="layout" svg:x1="7.067cm" svg:y1="9.808cm" svg:x2="7.067cm" svg:y2="12.684cm">
          <text:p/>
        </draw:line>
        <draw:line draw:style-name="gr3" draw:text-style-name="P1" draw:layer="layout" svg:x1="11.467cm" svg:y1="9.808cm" svg:x2="11.467cm" svg:y2="12.684cm">
          <text:p/>
        </draw:line>
        <draw:line draw:style-name="gr3" draw:text-style-name="P1" draw:layer="layout" svg:x1="15.067cm" svg:y1="9.808cm" svg:x2="15.067cm" svg:y2="12.684cm">
          <text:p/>
        </draw:line>
        <draw:line draw:style-name="gr3" draw:text-style-name="P1" draw:layer="layout" svg:x1="3.667cm" svg:y1="14.108cm" svg:x2="3.667cm" svg:y2="17.002cm">
          <text:p/>
        </draw:line>
        <draw:line draw:style-name="gr3" draw:text-style-name="P1" draw:layer="layout" svg:x1="7.067cm" svg:y1="14.108cm" svg:x2="7.067cm" svg:y2="17.002cm">
          <text:p/>
        </draw:line>
        <draw:line draw:style-name="gr3" draw:text-style-name="P1" draw:layer="layout" svg:x1="11.467cm" svg:y1="14.108cm" svg:x2="11.467cm" svg:y2="17.002cm">
          <text:p/>
        </draw:line>
        <draw:line draw:style-name="gr3" draw:text-style-name="P1" draw:layer="layout" svg:x1="15.067cm" svg:y1="14.108cm" svg:x2="15.067cm" svg:y2="17.002cm">
          <text:p/>
        </draw:line>
        <draw:frame draw:style-name="gr9" draw:text-style-name="P4" draw:layer="layout" svg:width="2.667cm" svg:height="2.943cm" svg:x="11.287cm" svg:y="1.508cm">
          <draw:text-box>
            <text:p><text:span text:style-name="T3">(1) File divided into B blocks</text:span></text:p>
          </draw:text-box>
        </draw:frame>
        <draw:frame draw:style-name="gr10" draw:text-style-name="P4" draw:layer="layout" svg:width="3.708cm" svg:height="3.192cm" svg:x="15.986cm" svg:y="6.088cm">
          <draw:text-box>
            <text:p><text:span text:style-name="T3">(2) Blocks encrypted with a secret key</text:span></text:p>
          </draw:text-box>
        </draw:frame>
        <draw:frame draw:style-name="gr11" draw:text-style-name="P4" draw:layer="layout" svg:width="4.096cm" svg:height="5.635cm" svg:x="16.494cm" svg:y="10.351cm">
          <draw:text-box>
            <text:p><text:span text:style-name="T3">(3) Key divided into B shares using SSSS and <text:s/>attached to blocks</text:span></text:p>
          </draw:text-box>
        </draw:frame>
        <draw:frame draw:style-name="gr12" draw:text-style-name="P4" draw:layer="layout" svg:width="4.105cm" svg:height="2.463cm" svg:x="16.621cm" svg:y="16.636cm">
          <draw:text-box>
            <text:p><text:span text:style-name="T3">(4) Blocks to fragments </text:span></text:p>
            <text:p><text:span text:style-name="T3">via E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mad Sagor</meta:initial-creator>
    <meta:creation-date>2020-05-17T03:06:59.04</meta:creation-date>
    <dc:date>2020-05-17T17:26:18.91</dc:date>
    <dc:creator>Mohammad Sagor</dc:creator>
    <meta:editing-duration>PT47M44S</meta:editing-duration>
    <meta:editing-cycles>11</meta:editing-cycles>
    <meta:generator>OpenOffice/4.1.7$Win32 OpenOffice.org_project/417m1$Build-9800</meta:generator>
    <meta:document-statistic meta:object-count="62"/>
  </office:meta>
</office:document-meta>
</file>